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472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5902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4827in"/>
    </style:style>
    <style:style style:name="co7" style:family="table-column">
      <style:table-column-properties fo:break-before="auto" style:column-width="1.4075in"/>
    </style:style>
    <style:style style:name="co8" style:family="table-column">
      <style:table-column-properties fo:break-before="auto" style:column-width="1.3327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4402in"/>
    </style:style>
    <style:style style:name="co11" style:family="table-column">
      <style:table-column-properties fo:break-before="auto" style:column-width="1.568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bjective function</text:p>
          </table:table-cell>
          <table:table-cell office:value-type="string" calcext:value-type="string">
            <text:p>Crossover</text:p>
          </table:table-cell>
          <table:table-cell office:value-type="string" calcext:value-type="string">
            <text:p>Selection</text:p>
          </table:table-cell>
          <table:table-cell office:value-type="string" calcext:value-type="string">
            <text:p>Tournament percentage</text:p>
          </table:table-cell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Algorithm solution</text:p>
          </table:table-cell>
          <table:table-cell table:style-name="Default" office:value-type="string" calcext:value-type="string">
            <text:p>Algorithm fitn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150353771" calcext:value-type="float">
            <text:p>1150353771</text:p>
          </table:table-cell>
          <table:table-cell office:value-type="float" office:value="2.89491403581037" calcext:value-type="float">
            <text:p>2.89</text:p>
          </table:table-cell>
          <table:table-cell office:value-type="float" office:value="-0.548361316682007" calcext:value-type="float">
            <text:p>-0.55</text:p>
          </table:table-cell>
          <table:table-cell office:value-type="float" office:value="-0.952870717915229" calcext:value-type="float">
            <text:p>-0.952870717915229</text:p>
          </table:table-cell>
          <table:table-cell office:value-type="float" office:value="-1.2431814811065" calcext:value-type="float">
            <text:p>-1.2431814811065</text:p>
          </table:table-cell>
          <table:table-cell office:value-type="float" office:value="2.44991051585838" calcext:value-type="float">
            <text:p>2.44991051585838</text:p>
          </table:table-cell>
          <table:table-cell office:value-type="float" office:value="-3.27011685567193" calcext:value-type="float">
            <text:p>-3.27011685567193</text:p>
          </table:table-cell>
          <table:table-cell office:value-type="float" office:value="1.98188836562022" calcext:value-type="float">
            <text:p>1.98188836562022</text:p>
          </table:table-cell>
          <table:table-cell office:value-type="float" office:value="-3.67286605830758" calcext:value-type="float">
            <text:p>-3.67286605830758</text:p>
          </table:table-cell>
          <table:table-cell office:value-type="float" office:value="0.0507086965050627" calcext:value-type="float">
            <text:p>0.0507086965050627</text:p>
          </table:table-cell>
          <table:table-cell office:value-type="string" calcext:value-type="string">
            <text:p><text:s/>-3.237337566780616]</text:p>
          </table:table-cell>
          <table:table-cell office:value-type="float" office:value="-324.731862739693" calcext:value-type="float">
            <text:p>-324.731862739693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64807903" calcext:value-type="float">
            <text:p>864807903</text:p>
          </table:table-cell>
          <table:table-cell office:value-type="float" office:value="1.85728118413676" calcext:value-type="float">
            <text:p>1.86</text:p>
          </table:table-cell>
          <table:table-cell office:value-type="float" office:value="-1.60967639895207" calcext:value-type="float">
            <text:p>-1.61</text:p>
          </table:table-cell>
          <table:table-cell office:value-type="float" office:value="-0.981688554829244" calcext:value-type="float">
            <text:p>-0.981688554829244</text:p>
          </table:table-cell>
          <table:table-cell office:value-type="float" office:value="-2.24894394830478" calcext:value-type="float">
            <text:p>-2.24894394830478</text:p>
          </table:table-cell>
          <table:table-cell office:value-type="float" office:value="2.52112284670249" calcext:value-type="float">
            <text:p>2.52112284670249</text:p>
          </table:table-cell>
          <table:table-cell office:value-type="float" office:value="-3.2521891728246" calcext:value-type="float">
            <text:p>-3.2521891728246</text:p>
          </table:table-cell>
          <table:table-cell office:value-type="float" office:value="1.06119275323803" calcext:value-type="float">
            <text:p>1.06119275323803</text:p>
          </table:table-cell>
          <table:table-cell office:value-type="float" office:value="-3.64654447688031" calcext:value-type="float">
            <text:p>-3.64654447688031</text:p>
          </table:table-cell>
          <table:table-cell office:value-type="float" office:value="0.12400770684887" calcext:value-type="float">
            <text:p>0.12400770684887</text:p>
          </table:table-cell>
          <table:table-cell office:value-type="string" calcext:value-type="string">
            <text:p><text:s/>-3.3240274195348416]</text:p>
          </table:table-cell>
          <table:table-cell office:value-type="float" office:value="-326.125122121638" calcext:value-type="float">
            <text:p>-326.125122121638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886067759" calcext:value-type="float">
            <text:p>886067759</text:p>
          </table:table-cell>
          <table:table-cell office:value-type="float" office:value="1.88887692124649" calcext:value-type="float">
            <text:p>1.89</text:p>
          </table:table-cell>
          <table:table-cell office:value-type="float" office:value="-0.610918883079528" calcext:value-type="float">
            <text:p>-0.61</text:p>
          </table:table-cell>
          <table:table-cell office:value-type="float" office:value="-1.04568170346151" calcext:value-type="float">
            <text:p>-1.04568170346151</text:p>
          </table:table-cell>
          <table:table-cell office:value-type="float" office:value="-2.1929474588517" calcext:value-type="float">
            <text:p>-2.1929474588517</text:p>
          </table:table-cell>
          <table:table-cell office:value-type="float" office:value="2.4889387166789" calcext:value-type="float">
            <text:p>2.4889387166789</text:p>
          </table:table-cell>
          <table:table-cell office:value-type="float" office:value="-2.30215305511556" calcext:value-type="float">
            <text:p>-2.30215305511556</text:p>
          </table:table-cell>
          <table:table-cell office:value-type="float" office:value="1.02648458573758" calcext:value-type="float">
            <text:p>1.02648458573758</text:p>
          </table:table-cell>
          <table:table-cell office:value-type="float" office:value="-3.63797513655749" calcext:value-type="float">
            <text:p>-3.63797513655749</text:p>
          </table:table-cell>
          <table:table-cell office:value-type="float" office:value="0.105794215462481" calcext:value-type="float">
            <text:p>0.105794215462481</text:p>
          </table:table-cell>
          <table:table-cell office:value-type="string" calcext:value-type="string">
            <text:p><text:s/>-3.2366087813040756]</text:p>
          </table:table-cell>
          <table:table-cell office:value-type="float" office:value="-325.311794870086" calcext:value-type="float">
            <text:p>-325.311794870086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067706628" calcext:value-type="float">
            <text:p>4067706628</text:p>
          </table:table-cell>
          <table:table-cell office:value-type="float" office:value="1.9426557464087" calcext:value-type="float">
            <text:p>1.94</text:p>
          </table:table-cell>
          <table:table-cell office:value-type="float" office:value="-1.55397469189394" calcext:value-type="float">
            <text:p>-1.55</text:p>
          </table:table-cell>
          <table:table-cell office:value-type="float" office:value="-1.04713999785333" calcext:value-type="float">
            <text:p>-1.04713999785333</text:p>
          </table:table-cell>
          <table:table-cell office:value-type="float" office:value="-3.24900711484431" calcext:value-type="float">
            <text:p>-3.24900711484431</text:p>
          </table:table-cell>
          <table:table-cell office:value-type="float" office:value="2.48626919720958" calcext:value-type="float">
            <text:p>2.48626919720958</text:p>
          </table:table-cell>
          <table:table-cell office:value-type="float" office:value="-3.29493973157941" calcext:value-type="float">
            <text:p>-3.29493973157941</text:p>
          </table:table-cell>
          <table:table-cell office:value-type="float" office:value="-0.0460718429525393" calcext:value-type="float">
            <text:p>-0.0460718429525393</text:p>
          </table:table-cell>
          <table:table-cell office:value-type="float" office:value="-3.67672979625332" calcext:value-type="float">
            <text:p>-3.67672979625332</text:p>
          </table:table-cell>
          <table:table-cell office:value-type="float" office:value="0.0450693899421282" calcext:value-type="float">
            <text:p>0.0450693899421282</text:p>
          </table:table-cell>
          <table:table-cell office:value-type="string" calcext:value-type="string">
            <text:p><text:s/>-3.252081159115383]</text:p>
          </table:table-cell>
          <table:table-cell office:value-type="float" office:value="-325.94061850358" calcext:value-type="float">
            <text:p>-325.94061850358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3904698792" calcext:value-type="float">
            <text:p>3904698792</text:p>
          </table:table-cell>
          <table:table-cell office:value-type="float" office:value="1.90876484556755" calcext:value-type="float">
            <text:p>1.91</text:p>
          </table:table-cell>
          <table:table-cell office:value-type="float" office:value="-1.55107644812699" calcext:value-type="float">
            <text:p>-1.55</text:p>
          </table:table-cell>
          <table:table-cell office:value-type="float" office:value="0.0391627974004933" calcext:value-type="float">
            <text:p>0.0391627974004933</text:p>
          </table:table-cell>
          <table:table-cell office:value-type="float" office:value="-1.2657623072758" calcext:value-type="float">
            <text:p>-1.2657623072758</text:p>
          </table:table-cell>
          <table:table-cell office:value-type="float" office:value="2.42270957039682" calcext:value-type="float">
            <text:p>2.42270957039682</text:p>
          </table:table-cell>
          <table:table-cell office:value-type="float" office:value="-3.24732201019304" calcext:value-type="float">
            <text:p>-3.24732201019304</text:p>
          </table:table-cell>
          <table:table-cell office:value-type="float" office:value="0.959706606477219" calcext:value-type="float">
            <text:p>0.959706606477219</text:p>
          </table:table-cell>
          <table:table-cell office:value-type="float" office:value="-3.62856622545792" calcext:value-type="float">
            <text:p>-3.62856622545792</text:p>
          </table:table-cell>
          <table:table-cell office:value-type="float" office:value="0.0785053318664888" calcext:value-type="float">
            <text:p>0.0785053318664888</text:p>
          </table:table-cell>
          <table:table-cell office:value-type="string" calcext:value-type="string">
            <text:p><text:s/>-3.3307632563784972]</text:p>
          </table:table-cell>
          <table:table-cell office:value-type="float" office:value="-324.643116217711" calcext:value-type="float">
            <text:p>-324.643116217711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394466105" calcext:value-type="float">
            <text:p>2394466105</text:p>
          </table:table-cell>
          <table:table-cell office:value-type="float" office:value="1.93723213036869" calcext:value-type="float">
            <text:p>1.94</text:p>
          </table:table-cell>
          <table:table-cell office:value-type="float" office:value="-1.55767195573203" calcext:value-type="float">
            <text:p>-1.56</text:p>
          </table:table-cell>
          <table:table-cell office:value-type="float" office:value="-1.0175416308534" calcext:value-type="float">
            <text:p>-1.0175416308534</text:p>
          </table:table-cell>
          <table:table-cell office:value-type="float" office:value="-2.26552195008923" calcext:value-type="float">
            <text:p>-2.26552195008923</text:p>
          </table:table-cell>
          <table:table-cell office:value-type="float" office:value="2.56435437184766" calcext:value-type="float">
            <text:p>2.56435437184766</text:p>
          </table:table-cell>
          <table:table-cell office:value-type="float" office:value="-3.36102983058357" calcext:value-type="float">
            <text:p>-3.36102983058357</text:p>
          </table:table-cell>
          <table:table-cell office:value-type="float" office:value="0.888674283260603" calcext:value-type="float">
            <text:p>0.888674283260603</text:p>
          </table:table-cell>
          <table:table-cell office:value-type="float" office:value="-3.66478632404206" calcext:value-type="float">
            <text:p>-3.66478632404206</text:p>
          </table:table-cell>
          <table:table-cell office:value-type="float" office:value="0.111774622067067" calcext:value-type="float">
            <text:p>0.111774622067067</text:p>
          </table:table-cell>
          <table:table-cell office:value-type="string" calcext:value-type="string">
            <text:p><text:s/>-4.253672749467178]</text:p>
          </table:table-cell>
          <table:table-cell office:value-type="float" office:value="-324.915806338035" calcext:value-type="float">
            <text:p>-324.915806338035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151466288" calcext:value-type="float">
            <text:p>151466288</text:p>
          </table:table-cell>
          <table:table-cell office:value-type="float" office:value="2.86806746877785" calcext:value-type="float">
            <text:p>2.87</text:p>
          </table:table-cell>
          <table:table-cell office:value-type="float" office:value="-1.53394776355541" calcext:value-type="float">
            <text:p>-1.53</text:p>
          </table:table-cell>
          <table:table-cell office:value-type="float" office:value="-0.997578634700663" calcext:value-type="float">
            <text:p>-0.997578634700663</text:p>
          </table:table-cell>
          <table:table-cell office:value-type="float" office:value="-2.29210649923113" calcext:value-type="float">
            <text:p>-2.29210649923113</text:p>
          </table:table-cell>
          <table:table-cell office:value-type="float" office:value="2.53599040267061" calcext:value-type="float">
            <text:p>2.53599040267061</text:p>
          </table:table-cell>
          <table:table-cell office:value-type="float" office:value="-3.23605167460807" calcext:value-type="float">
            <text:p>-3.23605167460807</text:p>
          </table:table-cell>
          <table:table-cell office:value-type="float" office:value="1.00256992037646" calcext:value-type="float">
            <text:p>1.00256992037646</text:p>
          </table:table-cell>
          <table:table-cell office:value-type="float" office:value="-3.6864224679172" calcext:value-type="float">
            <text:p>-3.6864224679172</text:p>
          </table:table-cell>
          <table:table-cell office:value-type="float" office:value="0.158400920493417" calcext:value-type="float">
            <text:p>0.158400920493417</text:p>
          </table:table-cell>
          <table:table-cell office:value-type="string" calcext:value-type="string">
            <text:p><text:s/>-3.322043977902852]</text:p>
          </table:table-cell>
          <table:table-cell office:value-type="float" office:value="-325.525889629854" calcext:value-type="float">
            <text:p>-325.525889629854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888181777" calcext:value-type="float">
            <text:p>2888181777</text:p>
          </table:table-cell>
          <table:table-cell office:value-type="float" office:value="0.928162613825182" calcext:value-type="float">
            <text:p>0.93</text:p>
          </table:table-cell>
          <table:table-cell office:value-type="float" office:value="-1.50008015207911" calcext:value-type="float">
            <text:p>-1.50</text:p>
          </table:table-cell>
          <table:table-cell office:value-type="float" office:value="-1.0175754210742" calcext:value-type="float">
            <text:p>-1.0175754210742</text:p>
          </table:table-cell>
          <table:table-cell office:value-type="float" office:value="-2.28855824272853" calcext:value-type="float">
            <text:p>-2.28855824272853</text:p>
          </table:table-cell>
          <table:table-cell office:value-type="float" office:value="2.54868248503733" calcext:value-type="float">
            <text:p>2.54868248503733</text:p>
          </table:table-cell>
          <table:table-cell office:value-type="float" office:value="-3.221508596922" calcext:value-type="float">
            <text:p>-3.221508596922</text:p>
          </table:table-cell>
          <table:table-cell office:value-type="float" office:value="0.969187861146815" calcext:value-type="float">
            <text:p>0.969187861146815</text:p>
          </table:table-cell>
          <table:table-cell office:value-type="float" office:value="-3.61339014897536" calcext:value-type="float">
            <text:p>-3.61339014897536</text:p>
          </table:table-cell>
          <table:table-cell office:value-type="float" office:value="0.108182154782811" calcext:value-type="float">
            <text:p>0.108182154782811</text:p>
          </table:table-cell>
          <table:table-cell office:value-type="string" calcext:value-type="string">
            <text:p><text:s/>-3.2813457747160415]</text:p>
          </table:table-cell>
          <table:table-cell office:value-type="float" office:value="-325.459825723887" calcext:value-type="float">
            <text:p>-325.459825723887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424323199" calcext:value-type="float">
            <text:p>424323199</text:p>
          </table:table-cell>
          <table:table-cell office:value-type="float" office:value="1.92979679848184" calcext:value-type="float">
            <text:p>1.93</text:p>
          </table:table-cell>
          <table:table-cell office:value-type="float" office:value="-1.55436829626623" calcext:value-type="float">
            <text:p>-1.55</text:p>
          </table:table-cell>
          <table:table-cell office:value-type="float" office:value="-1.91858982617333" calcext:value-type="float">
            <text:p>-1.91858982617333</text:p>
          </table:table-cell>
          <table:table-cell office:value-type="float" office:value="-2.26396704933934" calcext:value-type="float">
            <text:p>-2.26396704933934</text:p>
          </table:table-cell>
          <table:table-cell office:value-type="float" office:value="2.55808477020367" calcext:value-type="float">
            <text:p>2.55808477020367</text:p>
          </table:table-cell>
          <table:table-cell office:value-type="float" office:value="-3.25032888097068" calcext:value-type="float">
            <text:p>-3.25032888097068</text:p>
          </table:table-cell>
          <table:table-cell office:value-type="float" office:value="0.956381727962341" calcext:value-type="float">
            <text:p>0.956381727962341</text:p>
          </table:table-cell>
          <table:table-cell office:value-type="float" office:value="-3.73147107227801" calcext:value-type="float">
            <text:p>-3.73147107227801</text:p>
          </table:table-cell>
          <table:table-cell office:value-type="float" office:value="0.0673037730843547" calcext:value-type="float">
            <text:p>0.0673037730843547</text:p>
          </table:table-cell>
          <table:table-cell office:value-type="string" calcext:value-type="string">
            <text:p><text:s/>-3.2009690641107813]</text:p>
          </table:table-cell>
          <table:table-cell office:value-type="float" office:value="-325.759788115192" calcext:value-type="float">
            <text:p>-325.759788115192</text:p>
          </table:table-cell>
        </table:table-row>
        <table:table-row table:style-name="ro1">
          <table:table-cell office:value-type="string" calcext:value-type="string">
            <text:p>F92005</text:p>
          </table:table-cell>
          <table:table-cell office:value-type="string" calcext:value-type="string">
            <text:p>one_point</text:p>
          </table:table-cell>
          <table:table-cell office:value-type="string" calcext:value-type="string">
            <text:p>tournament</text:p>
          </table:table-cell>
          <table:table-cell office:value-type="float" office:value="0.5" calcext:value-type="float">
            <text:p>0.5</text:p>
          </table:table-cell>
          <table:table-cell office:value-type="float" office:value="2728873843" calcext:value-type="float">
            <text:p>2728873843</text:p>
          </table:table-cell>
          <table:table-cell office:value-type="float" office:value="1.90386476389076" calcext:value-type="float">
            <text:p>1.90</text:p>
          </table:table-cell>
          <table:table-cell office:value-type="float" office:value="-1.59989595966652" calcext:value-type="float">
            <text:p>-1.60</text:p>
          </table:table-cell>
          <table:table-cell office:value-type="float" office:value="-1.00472852439621" calcext:value-type="float">
            <text:p>-1.00472852439621</text:p>
          </table:table-cell>
          <table:table-cell office:value-type="float" office:value="-2.23302639028147" calcext:value-type="float">
            <text:p>-2.23302639028147</text:p>
          </table:table-cell>
          <table:table-cell office:value-type="float" office:value="2.4831520403561" calcext:value-type="float">
            <text:p>2.4831520403561</text:p>
          </table:table-cell>
          <table:table-cell office:value-type="float" office:value="-3.32565348293912" calcext:value-type="float">
            <text:p>-3.32565348293912</text:p>
          </table:table-cell>
          <table:table-cell office:value-type="float" office:value="0.960720370646784" calcext:value-type="float">
            <text:p>0.960720370646784</text:p>
          </table:table-cell>
          <table:table-cell office:value-type="float" office:value="-3.69136016860593" calcext:value-type="float">
            <text:p>-3.69136016860593</text:p>
          </table:table-cell>
          <table:table-cell office:value-type="float" office:value="0.194650775592119" calcext:value-type="float">
            <text:p>0.194650775592119</text:p>
          </table:table-cell>
          <table:table-cell office:value-type="string" calcext:value-type="string">
            <text:p><text:s/>-2.223305666739689]</text:p>
          </table:table-cell>
          <table:table-cell office:value-type="float" office:value="-326.056512020902" calcext:value-type="float">
            <text:p>-326.056512020902</text:p>
          </table:table-cell>
        </table:table-row>
        <table:table-row table:style-name="ro2">
          <table:table-cell table:number-columns-repeated="5"/>
          <table:table-cell table:style-name="ce2" table:formula="of:=([.F2]+[.F3]+[.F4]+[.F5]+[.F6]+[.F7]+[.F8]+[.F9]+[.F10]+[.F11])/10" office:value-type="float" office:value="2.00596165085142" calcext:value-type="float">
            <text:p>2.01</text:p>
          </table:table-cell>
          <table:table-cell table:style-name="ce2" table:formula="of:=([.G2]+[.G3]+[.G4]+[.G5]+[.G6]+[.G7]+[.G8]+[.G9]+[.G10]+[.G11])/10" office:value-type="float" office:value="-1.36199718660338" calcext:value-type="float">
            <text:p>-1.36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22:42:49.1455353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22:43:24.963076717</dc:date>
    <meta:editing-duration>PT8M22S</meta:editing-duration>
    <meta:editing-cycles>2</meta:editing-cycles>
    <meta:generator>LibreOffice/24.2.5.2$Linux_X86_64 LibreOffice_project/420$Build-2</meta:generator>
    <meta:document-statistic meta:table-count="1" meta:cell-count="169" meta:object-count="0"/>
  </office:meta>
</office:document-meta>
</file>